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fd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As a Rehabilitation Engineer, I bring a unique perspective shaped by my own experience adapting devices to meet personal needs. I</text:p>
      <text:p text:style-name="Standard">hold a Bachelor's degree in Mechanical Engineering and possess a strong foundation in design, manufacturing, and problem-solving. My</text:p>
      <text:p text:style-name="Standard">passion lies in leveraging these skills to create customized solutions that improve accessibility and enhance the lives of others. I</text:p>
      <text:p text:style-name="Standard">am eager to collaborate with multidisciplinary teams to translate innovative ideas into <text:span text:style-name="T1">practical</text:span> solutions.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8:37:45.373000000</meta:creation-date>
    <meta:editing-duration>PT3H56M2S</meta:editing-duration>
    <meta:editing-cycles>2</meta:editing-cycles>
    <meta:generator>LibreOffice/24.2.2.2$Windows_X86_64 LibreOffice_project/d56cc158d8a96260b836f100ef4b4ef25d6f1a01</meta:generator>
    <dc:date>2025-03-23T18:37:57.958000000</dc:date>
    <meta:document-statistic meta:table-count="0" meta:image-count="0" meta:object-count="0" meta:page-count="1" meta:paragraph-count="4" meta:word-count="73" meta:character-count="503" meta:non-whitespace-character-count="434"/>
  </office:meta>
</office:document-meta>
</file>